
<file path=META-INF/manifest.xml><?xml version="1.0" encoding="utf-8"?>
<manifest:manifest xmlns:manifest="urn:oasis:names:tc:opendocument:xmlns:manifest:1.0" manifest:version="1.2">
  <manifest:file-entry manifest:media-type="application/vnd.oasis.opendocument.spreadsheet-template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9cm"/>
    </style:style>
    <style:style style:name="co2" style:family="table-column">
      <style:table-column-properties fo:break-before="auto" style:column-width="0.69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0.663cm"/>
    </style:style>
    <style:style style:name="co5" style:family="table-column">
      <style:table-column-properties fo:break-before="auto" style:column-width="1.161cm"/>
    </style:style>
    <style:style style:name="co6" style:family="table-column">
      <style:table-column-properties fo:break-before="auto" style:column-width="0.912cm"/>
    </style:style>
    <style:style style:name="co7" style:family="table-column">
      <style:table-column-properties fo:break-before="auto" style:column-width="0.995cm"/>
    </style:style>
    <style:style style:name="co8" style:family="table-column">
      <style:table-column-properties fo:break-before="auto" style:column-width="1.104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0.524cm"/>
    </style:style>
    <style:style style:name="co11" style:family="table-column">
      <style:table-column-properties fo:break-before="auto" style:column-width="1.401cm"/>
    </style:style>
    <style:style style:name="co12" style:family="table-column">
      <style:table-column-properties fo:break-before="auto" style:column-width="0.855cm"/>
    </style:style>
    <style:style style:name="co13" style:family="table-column">
      <style:table-column-properties fo:break-before="auto" style:column-width="0.635cm"/>
    </style:style>
    <style:style style:name="co14" style:family="table-column">
      <style:table-column-properties fo:break-before="auto" style:column-width="1.621cm"/>
    </style:style>
    <style:style style:name="co15" style:family="table-column">
      <style:table-column-properties fo:break-before="auto" style:column-width="1.3cm"/>
    </style:style>
    <style:style style:name="co16" style:family="table-column">
      <style:table-column-properties fo:break-before="auto" style:column-width="1.101cm"/>
    </style:style>
    <style:style style:name="co17" style:family="table-column">
      <style:table-column-properties fo:break-before="auto" style:column-width="2.404cm"/>
    </style:style>
    <style:style style:name="co18" style:family="table-column">
      <style:table-column-properties fo:break-before="auto" style:column-width="1.132cm"/>
    </style:style>
    <style:style style:name="co19" style:family="table-column">
      <style:table-column-properties fo:break-before="auto" style:column-width="1.021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83cm" fo:break-before="auto" style:use-optimal-row-height="false"/>
    </style:style>
    <style:style style:name="ro2" style:family="table-row">
      <style:table-row-properties style:row-height="0.284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326cm" fo:break-before="auto" style:use-optimal-row-height="true"/>
    </style:style>
    <style:style style:name="ro5" style:family="table-row">
      <style:table-row-properties style:row-height="0.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fo:font-size="6pt" style:font-size-asian="6pt" style:font-size-complex="6pt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able-cell-properties style:cell-protect="protected" style:print-content="false" fo:border="none"/>
      <style:text-properties fo:font-size="6pt" style:font-size-asian="6pt" style:font-size-complex="6pt"/>
    </style:style>
    <style:style style:name="ce4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fo:border="0.002cm solid #000000"/>
      <style:text-properties fo:font-size="6pt" style:font-size-asian="6pt" style:font-size-complex="6pt"/>
    </style:style>
    <style:style style:name="ce7" style:family="table-cell" style:parent-style-name="Default">
      <style:table-cell-properties style:text-align-source="fix" style:repeat-content="false" fo:border="none" style:vertical-align="top"/>
      <style:paragraph-properties fo:text-align="start"/>
      <style:text-properties fo:font-size="6pt" style:font-size-asian="6pt" style:font-size-complex="6pt"/>
    </style:style>
    <style:style style:name="ce8" style:family="table-cell" style:parent-style-name="Default">
      <style:table-cell-properties style:cell-protect="protected" style:print-content="false" style:text-align-source="fix" style:repeat-content="false" fo:border="none" style:vertical-align="middle"/>
      <style:paragraph-properties fo:text-align="start" fo:margin-left="0cm"/>
      <style:text-properties fo:font-size="6pt" style:font-size-asian="6pt" style:font-size-complex="6pt"/>
    </style:style>
    <style:style style:name="ce9" style:family="table-cell" style:parent-style-name="Default">
      <style:table-cell-properties fo:border-bottom="0.002cm solid #000000" style:text-align-source="value-type" style:repeat-content="false" fo:wrap-option="no-wrap" fo:border-left="none" fo:border-right="none" style:shrink-to-fit="true" fo:border-top="0.002cm solid #000000" style:vertical-align="middle"/>
      <style:paragraph-properties fo:margin-left="0cm"/>
      <style:text-properties fo:font-size="7pt" fo:language="en" fo:country="US" style:font-size-asian="7pt" style:font-size-complex="7pt"/>
    </style:style>
    <style:style style:name="ce10" style:family="table-cell" style:parent-style-name="Default">
      <style:table-cell-properties fo:border-bottom="0.002cm solid #000000" fo:wrap-option="wrap" fo:border-left="none" fo:border-right="none" fo:border-top="0.002cm solid #000000"/>
      <style:text-properties fo:font-size="7pt" style:font-size-asian="7pt" style:font-size-complex="7pt"/>
    </style:style>
    <style:style style:name="ce11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fo:font-size="6pt" style:font-size-asian="6pt" style:font-size-complex="6pt"/>
    </style:style>
    <style:style style:name="ce12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fo:language="en" fo:country="US" style:font-size-asian="7pt" style:font-size-complex="7pt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size="6pt" style:font-size-asian="6pt" style:font-size-complex="6pt"/>
    </style:style>
    <style:style style:name="ce14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style:font-size-asian="6pt" style:font-size-complex="6pt"/>
    </style:style>
    <style:style style:name="ce16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top"/>
      <style:paragraph-properties fo:text-align="start"/>
      <style:text-properties fo:font-size="6pt" style:font-size-asian="6pt" style:font-size-complex="6pt"/>
    </style:style>
    <style:style style:name="ce17" style:family="table-cell" style:parent-style-name="Default">
      <style:table-cell-properties fo:border-bottom="0.002cm solid #000000" fo:border-left="0.002cm solid #000000" fo:border-right="none" fo:border-top="none"/>
      <style:text-properties fo:font-size="6pt" style:font-size-asian="6pt" style:font-size-complex="6pt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fo:font-size="6pt" style:font-size-asian="6pt" style:font-size-complex="6pt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0.002cm solid #000000" style:shrink-to-fit="true" fo:border-top="0.002cm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order-bottom="0.002cm solid #000000" fo:border-left="none" fo:border-right="none" fo:border-top="none"/>
      <style:text-properties fo:font-size="6pt" style:font-size-asian="6pt" style:font-size-complex="6pt"/>
    </style:style>
    <style:style style:name="ce21" style:family="table-cell" style:parent-style-name="Default" style:data-style-name="N4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fo:font-size="6pt" style:font-size-asian="6pt" style:font-size-complex="6pt"/>
    </style:style>
    <style:style style:name="ce23" style:family="table-cell" style:parent-style-name="Default">
      <style:table-cell-properties fo:border-bottom="0.002cm solid #000000" fo:border-left="none" fo:border-right="0.002cm solid #000000" fo:border-top="none"/>
      <style:text-properties fo:font-size="6pt" style:font-size-asian="6pt" style:font-size-complex="6pt"/>
    </style:style>
    <style:style style:name="ce24" style:family="table-cell" style:parent-style-name="Default">
      <style:table-cell-properties fo:border-bottom="0.002cm solid #000000" fo:border-left="none" fo:border-right="none" fo:border-top="0.002cm solid #000000"/>
      <style:text-properties fo:font-size="7pt" style:font-size-asian="7pt" style:font-size-complex="7pt"/>
    </style:style>
    <style:style style:name="ce25" style:family="table-cell" style:parent-style-name="Default">
      <style:table-cell-properties fo:border-bottom="none" fo:border-left="none" fo:border-right="0.002cm solid #000000" fo:border-top="0.002cm solid #000000"/>
      <style:text-properties fo:font-size="6pt" style:font-size-asian="6pt" style:font-size-complex="6pt"/>
    </style:style>
    <style:style style:name="ce26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7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28" style:family="table-cell" style:parent-style-name="Default" style:data-style-name="N1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font-size="7pt" style:font-size-asian="7pt" style:font-size-complex="7pt"/>
    </style:style>
    <style:style style:name="ce29" style:family="table-cell" style:parent-style-name="Default">
      <style:table-cell-properties fo:border-bottom="none" fo:border-left="none" fo:border-right="none" fo:border-top="0.002cm solid #000000"/>
      <style:text-properties fo:font-size="6pt" style:font-size-asian="6pt" style:font-size-complex="6pt"/>
    </style:style>
    <style:style style:name="ce30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size="7pt" style:font-size-asian="7pt" style:font-size-complex="7pt"/>
    </style:style>
    <style:style style:name="ce31" style:family="table-cell" style:parent-style-name="Default">
      <style:table-cell-properties fo:border="none"/>
      <style:text-properties fo:font-size="6pt" style:font-size-asian="6pt" style:font-size-complex="6pt"/>
    </style:style>
    <style:style style:name="ce32" style:family="table-cell" style:parent-style-name="Default">
      <style:table-cell-properties style:cell-protect="protected" style:print-content="true"/>
      <style:text-properties fo:font-size="6pt" style:font-size-asian="6pt" style:font-size-complex="6pt"/>
    </style:style>
    <style:style style:name="ce33" style:family="table-cell" style:parent-style-name="Default">
      <style:table-cell-properties style:cell-protect="protected" style:print-content="true" fo:border="none"/>
      <style:text-properties fo:font-size="6pt" style:font-size-asian="6pt" style:font-size-complex="6pt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start"/>
      <style:text-properties fo:font-size="6pt"/>
    </style:style>
  </office:automatic-styles>
  <office:body>
    <office:spreadsheet>
      <table:table table:name="toursheet_de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Markierfeld 1" form:control-implementation="ooo:com.sun.star.form.component.CheckBox" xml:id="control1" form:id="control1" form:label="Öl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Wasser prüfen" form:control-implementation="ooo:com.sun.star.form.component.CheckBox" xml:id="control2" form:id="control2" form:label="Wasser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Fahrzeug säubern" form:control-implementation="ooo:com.sun.star.form.component.CheckBox" xml:id="control3" form:id="control3" form:label="Fahrzeug säuber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Reifen prüfen" form:control-implementation="ooo:com.sun.star.form.component.CheckBox" xml:id="control4" form:id="control4" form:label="Reifen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5" form:id="control5" form:label="früh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6" form:id="control6" form:label="spät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"/>
        <table:table-column table:style-name="co5" table:default-cell-style-name="ce6"/>
        <table:table-column table:style-name="co6" table:default-cell-style-name="ce6"/>
        <table:table-column table:style-name="co7" table:default-cell-style-name="ce1"/>
        <table:table-column table:style-name="co8" table:default-cell-style-name="ce6"/>
        <table:table-column table:style-name="co9" table:default-cell-style-name="ce6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2" table:default-cell-style-name="ce2"/>
        <table:table-column table:style-name="co16" table:default-cell-style-name="ce1"/>
        <table:table-column table:style-name="co16" table:default-cell-style-name="ce6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1002" table:default-cell-style-name="ce2"/>
        <table:table-row table:style-name="ro1">
          <table:table-cell office:value-type="string" table:number-columns-spanned="3" table:number-rows-spanned="2">
            <text:p>Datum</text:p>
          </table:table-cell>
          <table:covered-table-cell table:number-columns-repeated="2" table:style-name="ce7"/>
          <table:table-cell office:value-type="string" table:number-columns-spanned="4" table:number-rows-spanned="2">
            <text:p>Fahrer</text:p>
          </table:table-cell>
          <table:covered-table-cell table:number-columns-repeated="2" table:style-name="ce7"/>
          <table:covered-table-cell table:style-name="ce13"/>
          <table:table-cell table:style-name="ce1" office:value-type="string" table:number-columns-spanned="3" table:number-rows-spanned="2">
            <text:p>Fahrzeug</text:p>
          </table:table-cell>
          <table:covered-table-cell table:style-name="ce2"/>
          <table:covered-table-cell table:style-name="ce15"/>
          <table:table-cell table:style-name="ce16" office:value-type="string" table:number-columns-spanned="1" table:number-rows-spanned="2">
            <text:p>Tour</text:p>
          </table:table-cell>
          <table:table-cell table:style-name="ce19" office:value-type="string" table:number-columns-spanned="2" table:number-rows-spanned="2">
            <text:p>LE</text:p>
          </table:table-cell>
          <table:covered-table-cell table:style-name="ce22"/>
          <table:table-cell table:style-name="ce1" office:value-type="string" table:number-columns-spanned="2" table:number-rows-spanned="2">
            <text:p>Schicht</text:p>
            <draw:control table:end-cell-address="toursheet_de.O1" table:end-x="0.869cm" table:end-y="0.398cm" draw:z-index="4" draw:name="Öl prüfen" draw:style-name="gr1" draw:text-style-name="P1" svg:width="1.134cm" svg:height="0.344cm" svg:x="1.35cm" svg:y="0.054cm" draw:control="control5"/>
          </table:table-cell>
          <table:covered-table-cell table:style-name="ce25"/>
          <table:table-cell table:style-name="ce1" office:value-type="string" table:number-columns-spanned="5" table:number-rows-spanned="2">
            <text:p>Beachtung</text:p>
          </table:table-cell>
          <table:covered-table-cell table:style-name="ce29">
            <draw:control table:end-cell-address="toursheet_de.S1" table:end-x="0.419cm" table:end-y="0.417cm" draw:z-index="0" draw:name="Öl prüfen" draw:style-name="gr1" draw:text-style-name="P1" svg:width="2.053cm" svg:height="0.344cm" svg:x="0.559cm" svg:y="0.073cm" draw:control="control1"/>
          </table:covered-table-cell>
          <table:covered-table-cell table:style-name="ce29"/>
          <table:covered-table-cell table:style-name="ce29">
            <draw:control table:end-cell-address="toursheet_de.T1" table:end-x="2.072cm" table:end-y="0.458cm" draw:z-index="2" draw:style-name="gr1" draw:text-style-name="P1" svg:width="2.482cm" svg:height="0.403cm" svg:x="0.687cm" svg:y="0.055cm" draw:control="control3"/>
          </table:covered-table-cell>
          <table:covered-table-cell table:style-name="ce25"/>
          <table:table-cell table:style-name="ce31"/>
          <table:table-cell table:number-columns-repeated="1003"/>
        </table:table-row>
        <table:table-row table:style-name="ro1">
          <table:covered-table-cell table:number-columns-repeated="3" table:style-name="ce2"/>
          <table:covered-table-cell table:style-name="ce7"/>
          <table:covered-table-cell table:style-name="ce11"/>
          <table:covered-table-cell table:style-name="ce7"/>
          <table:covered-table-cell table:style-name="ce13"/>
          <table:covered-table-cell table:number-columns-repeated="2" table:style-name="ce2"/>
          <table:covered-table-cell/>
          <table:covered-table-cell table:style-name="ce17"/>
          <table:covered-table-cell table:style-name="ce20"/>
          <table:covered-table-cell table:style-name="ce23"/>
          <table:covered-table-cell table:style-name="ce20">
            <draw:control table:end-cell-address="toursheet_de.O2" table:end-x="0.868cm" table:end-y="0.423cm" draw:z-index="5" draw:name="Öl prüfen" draw:style-name="gr1" draw:text-style-name="P1" svg:width="1.134cm" svg:height="0.344cm" svg:x="1.349cm" svg:y="0.079cm" draw:control="control6"/>
          </table:covered-table-cell>
          <table:covered-table-cell table:style-name="ce23"/>
          <table:covered-table-cell table:style-name="ce20"/>
          <table:covered-table-cell table:style-name="ce20">
            <draw:control table:end-cell-address="toursheet_de.S2" table:end-x="0.494cm" table:end-y="0.436cm" draw:z-index="1" draw:style-name="gr1" draw:text-style-name="P1" svg:width="2.141cm" svg:height="0.392cm" svg:x="0.546cm" svg:y="0.044cm" draw:control="control2"/>
          </table:covered-table-cell>
          <table:covered-table-cell table:style-name="ce20"/>
          <table:covered-table-cell table:style-name="ce20">
            <draw:control table:end-cell-address="toursheet_de.T2" table:end-x="2.097cm" table:end-y="0.449cm" draw:z-index="3" draw:style-name="gr1" draw:text-style-name="P1" svg:width="2.507cm" svg:height="0.406cm" svg:x="0.687cm" svg:y="0.043cm" draw:control="control4"/>
          </table:covered-table-cell>
          <table:covered-table-cell table:style-name="ce23"/>
          <table:table-cell table:style-name="ce31"/>
          <table:table-cell table:number-columns-repeated="1003"/>
        </table:table-row>
        <table:table-row table:style-name="ro2">
          <table:table-cell table:style-name="ce3" office:value-type="string">
            <text:p>#</text:p>
          </table:table-cell>
          <table:table-cell table:style-name="ce8" office:value-type="string" table:number-columns-spanned="3" table:number-rows-spanned="1">
            <text:p>Stadt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raße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andort</text:p>
          </table:table-cell>
          <table:covered-table-cell table:number-columns-repeated="2" table:style-name="ce3"/>
          <table:table-cell table:style-name="ce3" office:value-type="string">
            <text:p>Plan</text:p>
          </table:table-cell>
          <table:table-cell table:style-name="ce8" office:value-type="string" table:number-columns-spanned="3" table:number-rows-spanned="1">
            <text:p>Kommentar</text:p>
          </table:table-cell>
          <table:covered-table-cell table:number-columns-repeated="2" table:style-name="ce3"/>
          <table:table-cell table:style-name="ce3" office:value-type="string">
            <text:p>Kontainer</text:p>
          </table:table-cell>
          <table:table-cell table:style-name="ce27" office:value-type="string">
            <text:p>KW15</text:p>
          </table:table-cell>
          <table:table-cell table:style-name="ce27" office:value-type="string">
            <text:p>KW16</text:p>
          </table:table-cell>
          <table:table-cell table:style-name="ce27" office:value-type="string">
            <text:p>KW17</text:p>
          </table:table-cell>
          <table:table-cell table:style-name="ce27" office:value-type="string">
            <text:p>KW18</text:p>
          </table:table-cell>
          <table:table-cell table:style-name="ce27" office:value-type="string">
            <text:p>KW19</text:p>
          </table:table-cell>
          <table:table-cell table:style-name="ce32" table:number-columns-repeated="2"/>
          <table:table-cell table:style-name="ce33" table:number-columns-repeated="1002"/>
        </table:table-row>
        <table:table-row table:style-name="ro3">
          <table:table-cell table:style-name="ce4" office:value-type="float" office:value="1">
            <text:p>                                           </text:p>
          </table:table-cell>
          <table:table-cell table:style-name="ce9" office:value-type="string" table:number-columns-spanned="3" table:number-rows-spanned="1">
            <text:p>Wermelskir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Neuenhaus ggü. Nr. 3 /Unt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Hof vor altem Gebäude</text:p>
          </table:table-cell>
          <table:covered-table-cell table:number-columns-repeated="2" table:style-name="ce10"/>
          <table:table-cell table:style-name="ce4" office:value-type="string">
            <text:p>51/12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99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">
            <text:p>                                           </text:p>
          </table:table-cell>
          <table:table-cell table:style-name="ce9" office:value-type="string" table:number-columns-spanned="3" table:number-rows-spanned="1">
            <text:p>Langenfeld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ötscher Weg /Schneid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trassenrand</text:p>
          </table:table-cell>
          <table:covered-table-cell table:number-columns-repeated="2" table:style-name="ce10"/>
          <table:table-cell table:style-name="ce4" office:value-type="string">
            <text:p>47/2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302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9">
            <text:p>                          </text:p>
          </table:table-cell>
          <table:table-cell table:style-name="ce28" office:value-type="float" office:value="23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">
            <text:p>                                           </text:p>
          </table:table-cell>
          <table:table-cell table:style-name="ce9" office:value-type="string" table:number-columns-spanned="3" table:number-rows-spanned="1">
            <text:p>Langenfeld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aumbergerstr. /Berghausen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aldrand</text:p>
          </table:table-cell>
          <table:covered-table-cell table:number-columns-repeated="2" table:style-name="ce10"/>
          <table:table-cell table:style-name="ce4" office:value-type="string">
            <text:p>46/8d</text:p>
          </table:table-cell>
          <table:table-cell table:style-name="ce21" office:value-type="string" table:number-columns-spanned="3" table:number-rows-spanned="1">
            <text:p>1*1</text:p>
          </table:table-cell>
          <table:covered-table-cell table:number-columns-repeated="2" table:style-name="ce24"/>
          <table:table-cell table:style-name="ce26" office:value-type="string">
            <text:p>K1625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">
            <text:p>                                           </text:p>
          </table:table-cell>
          <table:table-cell table:style-name="ce9" office:value-type="string" table:number-columns-spanned="3" table:number-rows-spanned="1">
            <text:p>Langenfeld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n der Landstr. /Düsseldorf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trassenrand</text:p>
          </table:table-cell>
          <table:covered-table-cell table:number-columns-repeated="2" table:style-name="ce10"/>
          <table:table-cell table:style-name="ce4" office:value-type="string">
            <text:p>47/7c</text:p>
          </table:table-cell>
          <table:table-cell table:style-name="ce21" office:value-type="string" table:number-columns-spanned="3" table:number-rows-spanned="1">
            <text:p>1*1</text:p>
          </table:table-cell>
          <table:covered-table-cell table:number-columns-repeated="2" table:style-name="ce24"/>
          <table:table-cell table:style-name="ce26" office:value-type="string">
            <text:p>H1007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5">
            <text:p>                                           </text:p>
          </table:table-cell>
          <table:table-cell table:style-name="ce9" office:value-type="string" table:number-columns-spanned="3" table:number-rows-spanned="1">
            <text:p>Langenfeld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randsackerstr. /Blum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über Brandsakerstr. Neben GC</text:p>
          </table:table-cell>
          <table:covered-table-cell table:number-columns-repeated="2" table:style-name="ce10"/>
          <table:table-cell table:style-name="ce4" office:value-type="string">
            <text:p>46/12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525</text:p>
          </table:table-cell>
          <table:table-cell table:style-name="ce28" office:value-type="float" office:value="1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6">
            <text:p>                                           </text:p>
          </table:table-cell>
          <table:table-cell table:style-name="ce9" office:value-type="string" table:number-columns-spanned="3" table:number-rows-spanned="1">
            <text:p>Langenfeld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ansestr. /Hausing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auland ggü Getränke</text:p>
          </table:table-cell>
          <table:covered-table-cell table:number-columns-repeated="2" table:style-name="ce10"/>
          <table:table-cell table:style-name="ce4" office:value-type="string">
            <text:p>67/1b</text:p>
          </table:table-cell>
          <table:table-cell table:style-name="ce21" office:value-type="string" table:number-columns-spanned="3" table:number-rows-spanned="1">
            <text:p>1*1</text:p>
          </table:table-cell>
          <table:covered-table-cell table:number-columns-repeated="2" table:style-name="ce24"/>
          <table:table-cell table:style-name="ce26" office:value-type="string">
            <text:p>K0123</text:p>
          </table:table-cell>
          <table:table-cell table:style-name="ce28" office:value-type="float" office:value="9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3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7">
            <text:p>                                           </text:p>
          </table:table-cell>
          <table:table-cell table:style-name="ce9" office:value-type="string" table:number-columns-spanned="3" table:number-rows-spanned="1">
            <text:p>Langenfeld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Trompeter Str. 58 /Wies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eiterhof Riemen</text:p>
          </table:table-cell>
          <table:covered-table-cell table:number-columns-repeated="2" table:style-name="ce10"/>
          <table:table-cell table:style-name="ce4" office:value-type="string">
            <text:p>67/3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2121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8">
            <text:p>                                           </text:p>
          </table:table-cell>
          <table:table-cell table:style-name="ce9" office:value-type="string" table:number-columns-spanned="3" table:number-rows-spanned="1">
            <text:p>Leichl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urther Weg /Immigrath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</text:p>
          </table:table-cell>
          <table:covered-table-cell table:number-columns-repeated="2" table:style-name="ce10"/>
          <table:table-cell table:style-name="ce4" office:value-type="string">
            <text:p>47/12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079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9">
            <text:p>                                           </text:p>
          </table:table-cell>
          <table:table-cell table:style-name="ce9" office:value-type="string" table:number-columns-spanned="3" table:number-rows-spanned="1">
            <text:p>Leichl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Unterschmitte /Moltke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asstreifen Fa. Christiani</text:p>
          </table:table-cell>
          <table:covered-table-cell table:number-columns-repeated="2" table:style-name="ce10"/>
          <table:table-cell table:style-name="ce4" office:value-type="string">
            <text:p>48/10c</text:p>
          </table:table-cell>
          <table:table-cell table:style-name="ce21" office:value-type="string" table:number-columns-spanned="3" table:number-rows-spanned="1">
            <text:p>1*2</text:p>
          </table:table-cell>
          <table:covered-table-cell table:number-columns-repeated="2" table:style-name="ce24"/>
          <table:table-cell table:style-name="ce26" office:value-type="string">
            <text:p>K0104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0">
            <text:p>                                           </text:p>
          </table:table-cell>
          <table:table-cell table:style-name="ce9" office:value-type="string" table:number-columns-spanned="3" table:number-rows-spanned="1">
            <text:p>Leichl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remsen /Roßlenbruch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augebiet</text:p>
          </table:table-cell>
          <table:covered-table-cell table:number-columns-repeated="2" table:style-name="ce10"/>
          <table:table-cell table:style-name="ce4" office:value-type="string">
            <text:p>48/10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873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1">
            <text:p>                                           </text:p>
          </table:table-cell>
          <table:table-cell table:style-name="ce9" office:value-type="string" table:number-columns-spanned="3" table:number-rows-spanned="1">
            <text:p>Leichl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alter-Frese-Str. /Moltke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48/10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99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2">
            <text:p>                                           </text:p>
          </table:table-cell>
          <table:table-cell table:style-name="ce9" office:value-type="string" table:number-columns-spanned="3" table:number-rows-spanned="1">
            <text:p>Leichl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rückenstr. /über Montanus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-plz. "Ihr Platz"</text:p>
          </table:table-cell>
          <table:covered-table-cell table:number-columns-repeated="2" table:style-name="ce10"/>
          <table:table-cell table:style-name="ce4" office:value-type="string">
            <text:p>48/10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291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3">
            <text:p>                                           </text:p>
          </table:table-cell>
          <table:table-cell table:style-name="ce9" office:value-type="string" table:number-columns-spanned="3" table:number-rows-spanned="1">
            <text:p>Leichl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Nesselrath /Am Hamme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Zimmer's Gartenland</text:p>
          </table:table-cell>
          <table:covered-table-cell table:number-columns-repeated="2" table:style-name="ce10"/>
          <table:table-cell table:style-name="ce4" office:value-type="string">
            <text:p>48/5c</text:p>
          </table:table-cell>
          <table:table-cell table:style-name="ce21" office:value-type="string" table:number-columns-spanned="3" table:number-rows-spanned="1">
            <text:p>Baustelle!!</text:p>
          </table:table-cell>
          <table:covered-table-cell table:number-columns-repeated="2" table:style-name="ce24"/>
          <table:table-cell table:style-name="ce26" office:value-type="string">
            <text:p>K076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4">
            <text:p>                                           </text:p>
          </table:table-cell>
          <table:table-cell table:style-name="ce9" office:value-type="string" table:number-columns-spanned="3" table:number-rows-spanned="1">
            <text:p>Burscheid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Nagelsbaum /Burscheid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 bei Haltestelle</text:p>
          </table:table-cell>
          <table:covered-table-cell table:number-columns-repeated="2" table:style-name="ce10"/>
          <table:table-cell table:style-name="ce4" office:value-type="string">
            <text:p>69/2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863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18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5">
            <text:p>                                           </text:p>
          </table:table-cell>
          <table:table-cell table:style-name="ce9" office:value-type="string" table:number-columns-spanned="3" table:number-rows-spanned="1">
            <text:p>Burscheid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leinhamberg /Berghamber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+P</text:p>
          </table:table-cell>
          <table:covered-table-cell table:number-columns-repeated="2" table:style-name="ce10"/>
          <table:table-cell table:style-name="ce4" office:value-type="string">
            <text:p>69-4d</text:p>
          </table:table-cell>
          <table:table-cell table:style-name="ce21" office:value-type="string" table:number-columns-spanned="3" table:number-rows-spanned="1">
            <text:p>über Hamberger Str anfahren</text:p>
          </table:table-cell>
          <table:covered-table-cell table:number-columns-repeated="2" table:style-name="ce24"/>
          <table:table-cell table:style-name="ce26" office:value-type="string">
            <text:p>K2093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6">
            <text:p>                                           </text:p>
          </table:table-cell>
          <table:table-cell table:style-name="ce9" office:value-type="string" table:number-columns-spanned="3" table:number-rows-spanned="1">
            <text:p>Burscheid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ndustrie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>69/2c</text:p>
          </table:table-cell>
          <table:table-cell table:style-name="ce21" office:value-type="string" table:number-columns-spanned="3" table:number-rows-spanned="1">
            <text:p>Konk, 02327-919281 100m</text:p>
          </table:table-cell>
          <table:covered-table-cell table:number-columns-repeated="2" table:style-name="ce24"/>
          <table:table-cell table:style-name="ce26" office:value-type="string">
            <text:p>H0039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7">
            <text:p>                                           </text:p>
          </table:table-cell>
          <table:table-cell table:style-name="ce9" office:value-type="string" table:number-columns-spanned="3" table:number-rows-spanned="1">
            <text:p>Burscheid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ndustriestr. /Irlehof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 neben G+P</text:p>
          </table:table-cell>
          <table:covered-table-cell table:number-columns-repeated="2" table:style-name="ce10"/>
          <table:table-cell table:style-name="ce4" office:value-type="string">
            <text:p>69/3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45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41">
            <text:p>                          </text:p>
          </table:table-cell>
          <table:table-cell table:style-name="ce28" office:value-type="float" office:value="2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8">
            <text:p>                                           </text:p>
          </table:table-cell>
          <table:table-cell table:style-name="ce9" office:value-type="string" table:number-columns-spanned="3" table:number-rows-spanned="1">
            <text:p>Burscheid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Pastor-Löh-Str. 5 /Rader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tto</text:p>
          </table:table-cell>
          <table:covered-table-cell table:number-columns-repeated="2" table:style-name="ce10"/>
          <table:table-cell table:style-name="ce4" office:value-type="string">
            <text:p>70/4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925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29">
            <text:p>                          </text:p>
          </table:table-cell>
          <table:table-cell table:style-name="ce28" office:value-type="float" office:value="11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9">
            <text:p>                                           </text:p>
          </table:table-cell>
          <table:table-cell table:style-name="ce9" office:value-type="string" table:number-columns-spanned="3" table:number-rows-spanned="1">
            <text:p>Burscheid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Pastor-Löh-Str. 5 /Rader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tto</text:p>
          </table:table-cell>
          <table:covered-table-cell table:number-columns-repeated="2" table:style-name="ce10"/>
          <table:table-cell table:style-name="ce4" office:value-type="string">
            <text:p>70/4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860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27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0">
            <text:p>                                           </text:p>
          </table:table-cell>
          <table:table-cell table:style-name="ce9" office:value-type="string" table:number-columns-spanned="3" table:number-rows-spanned="1">
            <text:p>Wermelskir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Unterpohlhausen /Am Ecke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trassenrand</text:p>
          </table:table-cell>
          <table:covered-table-cell table:number-columns-repeated="2" table:style-name="ce10"/>
          <table:table-cell table:style-name="ce4" office:value-type="string">
            <text:p>51/1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262</text:p>
          </table:table-cell>
          <table:table-cell table:style-name="ce28" office:value-type="float" office:value="9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9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1">
            <text:p>                                           </text:p>
          </table:table-cell>
          <table:table-cell table:style-name="ce9" office:value-type="string" table:number-columns-spanned="3" table:number-rows-spanned="1">
            <text:p>Sol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ermelskirchenerstr. /Jörgensfeld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us Parkplatz</text:p>
          </table:table-cell>
          <table:covered-table-cell table:number-columns-repeated="2" table:style-name="ce10"/>
          <table:table-cell table:style-name="ce4" office:value-type="string">
            <text:p>50-6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650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3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2">
            <text:p>                                           </text:p>
          </table:table-cell>
          <table:table-cell table:style-name="ce9" office:value-type="string" table:number-columns-spanned="3" table:number-rows-spanned="1">
            <text:p>Sol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ermelskirchenerstr. /Jörgensfeld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us Parkplatz</text:p>
          </table:table-cell>
          <table:covered-table-cell table:number-columns-repeated="2" table:style-name="ce10"/>
          <table:table-cell table:style-name="ce4" office:value-type="string">
            <text:p>50-6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211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3">
            <text:p>                                           </text:p>
          </table:table-cell>
          <table:table-cell table:style-name="ce9" office:value-type="string" table:number-columns-spanned="3" table:number-rows-spanned="1">
            <text:p>Wermelskir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m Berg /Berger Feld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51/9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346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4">
            <text:p>                                           </text:p>
          </table:table-cell>
          <table:table-cell table:style-name="ce9" office:value-type="string" table:number-columns-spanned="3" table:number-rows-spanned="1">
            <text:p>Wermelskir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riedhofweg /Park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</text:p>
          </table:table-cell>
          <table:covered-table-cell table:number-columns-repeated="2" table:style-name="ce10"/>
          <table:table-cell table:style-name="ce4" office:value-type="string">
            <text:p>71-1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248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5">
            <text:p>                                           </text:p>
          </table:table-cell>
          <table:table-cell table:style-name="ce9" office:value-type="string" table:number-columns-spanned="3" table:number-rows-spanned="1">
            <text:p>Wermelskir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trandbadstr. /Ring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traßenrand</text:p>
          </table:table-cell>
          <table:covered-table-cell table:number-columns-repeated="2" table:style-name="ce10"/>
          <table:table-cell table:style-name="ce4" office:value-type="string">
            <text:p>71 /1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166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13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6">
            <text:p>                                           </text:p>
          </table:table-cell>
          <table:table-cell table:style-name="ce9" office:value-type="string" table:number-columns-spanned="3" table:number-rows-spanned="1">
            <text:p>Wermelskir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trandbadstr. /Ring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traßenrand</text:p>
          </table:table-cell>
          <table:covered-table-cell table:number-columns-repeated="2" table:style-name="ce10"/>
          <table:table-cell table:style-name="ce4" office:value-type="string">
            <text:p>71 /1d</text:p>
          </table:table-cell>
          <table:table-cell table:style-name="ce21" office:value-type="string" table:number-columns-spanned="3" table:number-rows-spanned="1">
            <text:p>DRK 50m</text:p>
          </table:table-cell>
          <table:covered-table-cell table:number-columns-repeated="2" table:style-name="ce24"/>
          <table:table-cell table:style-name="ce26" office:value-type="string">
            <text:p>K1829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13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7">
            <text:p>                                           </text:p>
          </table:table-cell>
          <table:table-cell table:style-name="ce9" office:value-type="string" table:number-columns-spanned="3" table:number-rows-spanned="1">
            <text:p>Odentha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ergstr. 153 (auf LE über Gronenborner)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auer Hartmann bei G+P</text:p>
          </table:table-cell>
          <table:covered-table-cell table:number-columns-repeated="2" table:style-name="ce10"/>
          <table:table-cell table:style-name="ce4" office:value-type="string">
            <text:p>69/12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205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38">
            <text:p>                          </text:p>
          </table:table-cell>
          <table:table-cell table:style-name="ce28" office:value-type="float" office:value="1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8">
            <text:p>                                           </text:p>
          </table:table-cell>
          <table:table-cell table:style-name="ce9" office:value-type="string" table:number-columns-spanned="3" table:number-rows-spanned="1">
            <text:p>Odentha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ergstr. 153 (auf LE über Gronenborner)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auer Hartmann bei G+P</text:p>
          </table:table-cell>
          <table:covered-table-cell table:number-columns-repeated="2" table:style-name="ce10"/>
          <table:table-cell table:style-name="ce4" office:value-type="string">
            <text:p>69/12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769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22">
            <text:p>                          </text:p>
          </table:table-cell>
          <table:table-cell table:style-name="ce28" office:value-type="float" office:value="1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9">
            <text:p>                                           </text:p>
          </table:table-cell>
          <table:table-cell table:style-name="ce9" office:value-type="string" table:number-columns-spanned="3" table:number-rows-spanned="1">
            <text:p>Bergisch-Gladba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Ortsausf. Odenthal /Altenberger-Dom-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ushaltestelle</text:p>
          </table:table-cell>
          <table:covered-table-cell table:number-columns-repeated="2" table:style-name="ce10"/>
          <table:table-cell table:style-name="ce4" office:value-type="string">
            <text:p>89/5d</text:p>
          </table:table-cell>
          <table:table-cell table:style-name="ce21" office:value-type="string" table:number-columns-spanned="3" table:number-rows-spanned="1">
            <text:p>Verschw H0375 am 06.12.012/Verschw.K1577 30.04.12</text:p>
          </table:table-cell>
          <table:covered-table-cell table:number-columns-repeated="2" table:style-name="ce24"/>
          <table:table-cell table:style-name="ce26" office:value-type="string">
            <text:p>K1471</text:p>
          </table:table-cell>
          <table:table-cell table:style-name="ce28" office:value-type="float" office:value="21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0">
            <text:p>                                           </text:p>
          </table:table-cell>
          <table:table-cell table:style-name="ce9" office:value-type="string" table:number-columns-spanned="3" table:number-rows-spanned="1">
            <text:p>Wermelskir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interhufe ggü. 19 /Finkenholler Heid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Stromkasten</text:p>
          </table:table-cell>
          <table:covered-table-cell table:number-columns-repeated="2" table:style-name="ce10"/>
          <table:table-cell table:style-name="ce4" office:value-type="string">
            <text:p>51/8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U160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4">
          <table:table-cell table:style-name="ce5" table:number-columns-repeated="1024"/>
        </table:table-row>
        <table:table-row table:style-name="ro5">
          <table:table-cell office:value-type="string" table:number-columns-spanned="3" table:number-rows-spanned="2">
            <text:p>Zeit (Start)</text:p>
          </table:table-cell>
          <table:covered-table-cell table:number-columns-repeated="2"/>
          <table:table-cell office:value-type="string" table:number-columns-spanned="3" table:number-rows-spanned="2">
            <text:p>Dauer (Tour)</text:p>
          </table:table-cell>
          <table:covered-table-cell table:number-columns-repeated="2"/>
          <table:table-cell office:value-type="string" table:number-columns-spanned="3" table:number-rows-spanned="2">
            <text:p>km-Stand (Start)</text:p>
          </table:table-cell>
          <table:covered-table-cell table:number-columns-repeated="2"/>
          <table:table-cell/>
          <table:table-cell table:style-name="ce15" table:number-columns-spanned="6" table:number-rows-spanned="3"/>
          <table:covered-table-cell table:number-columns-repeated="5"/>
          <table:table-cell/>
          <table:table-cell office:value-type="string" table:number-columns-spanned="3" table:number-rows-spanned="2">
            <text:p>Menge (geschätzt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Zeit (Ende)</text:p>
          </table:table-cell>
          <table:covered-table-cell table:number-columns-repeated="2"/>
          <table:table-cell office:value-type="string" table:number-columns-spanned="3" table:number-rows-spanned="2">
            <text:p>Dauer (extra)</text:p>
          </table:table-cell>
          <table:covered-table-cell table:number-columns-repeated="2"/>
          <table:table-cell office:value-type="string" table:number-columns-spanned="3" table:number-rows-spanned="2">
            <text:p>km-Stand (Ende)</text:p>
          </table:table-cell>
          <table:covered-table-cell table:number-columns-repeated="2"/>
          <table:table-cell/>
          <table:covered-table-cell table:number-columns-repeated="6"/>
          <table:table-cell/>
          <table:table-cell office:value-type="string" table:number-columns-spanned="3" table:number-rows-spanned="2">
            <text:p>Menge (gewogen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table-cell table:style-name="ce18" office:value-type="string" table:number-columns-spanned="6" table:number-rows-spanned="1">
            <text:p>Unterschrift</text:p>
          </table:table-cell>
          <table:covered-table-cell table:number-columns-repeated="5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Dauer (insgesamt)</text:p>
          </table:table-cell>
          <table:covered-table-cell table:number-columns-repeated="2"/>
          <table:table-cell office:value-type="string" table:number-columns-spanned="3" table:number-rows-spanned="2">
            <text:p>Dauer (Pausen)</text:p>
          </table:table-cell>
          <table:covered-table-cell table:number-columns-repeated="2"/>
          <table:table-cell office:value-type="string" table:number-columns-spanned="3" table:number-rows-spanned="2">
            <text:p>km (insgesamt)</text:p>
          </table:table-cell>
          <table:covered-table-cell table:number-columns-repeated="2"/>
          <table:table-cell/>
          <table:table-cell table:style-name="ce1" office:value-type="string" table:number-columns-spanned="3" table:number-rows-spanned="2">
            <text:p>Standorte</text:p>
          </table:table-cell>
          <table:covered-table-cell table:number-columns-repeated="2" table:style-name="ce6"/>
          <table:table-cell table:style-name="ce1" office:value-type="string" table:number-columns-spanned="3" table:number-rows-spanned="2">
            <text:p>Leerungen</text:p>
          </table:table-cell>
          <table:covered-table-cell table:number-columns-repeated="2" table:style-name="ce6"/>
          <table:table-cell/>
          <table:table-cell office:value-type="string" table:number-columns-spanned="3" table:number-rows-spanned="2">
            <text:p>Menge (Differenz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 table:style-name="ce6"/>
          <table:table-cell/>
          <table:covered-table-cell table:style-name="ce2"/>
          <table:covered-table-cell/>
          <table:covered-table-cell table:style-name="ce6"/>
          <table:table-cell table:number-columns-repeated="100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4" number:min-integer-digits="1" number:grouping="true"/>
    </number:number-style>
    <number:date-style style:name="N139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40">
      <number:number number:decimal-places="1" number:min-integer-digits="1" number:grouping="true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cm" fo:margin-bottom="0cm" fo:margin-left="0cm" fo:margin-right="0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8.03.2013</text:date>, <text:time>14:59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8T14:43:25.68</meta:creation-date>
    <meta:editing-duration>PT16M20S</meta:editing-duration>
    <meta:editing-cycles>11</meta:editing-cycles>
    <meta:generator>OpenOffice.org/3.4.1$Win32 OpenOffice.org_project/341m1$Build-9593</meta:generator>
    <meta:initial-creator>Erik Sohns</meta:initial-creator>
    <dc:date>2013-03-08T14:59:49.01</dc:date>
    <dc:creator>Erik Sohns</dc:creator>
    <meta:document-statistic meta:table-count="1" meta:cell-count="45" meta:object-count="6"/>
  </office:meta>
</office:document-meta>
</file>